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6b14a" officeooo:paragraph-rsid="0016b14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190556" style:font-name-asian="Courier New" style:font-size-asian="10pt" style:font-name-complex="Liberation Mono" style:font-size-complex="10pt"/>
    </style:style>
    <style:style style:name="T1" style:family="text">
      <style:text-properties officeooo:rsid="001905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8">
            <text:p text:style-name="P2">8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Set max number of tabs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Useful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set the max number of tabs that can be open at one time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DM hitting the set max tabs button in settings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pan text:style-name="T1"><text:s text:c="3"/>1. </text:span>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4854399887000588797" text:style-name="L1">
              <text:list-item>
                <text:p text:style-name="P4">Desired max number of tabs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3557144881521726676" text:style-name="L2">
              <text:list-item>
                <text:p text:style-name="P5">The new max number of tabs is set</text:p>
              </text:list-item>
              <text:list-item>
                <text:p text:style-name="P5">The number of open tabs cannot exceed the set max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The DM wants to set a max number of tabs</text:p>
            <text:p text:style-name="P1"><text:s text:c="3"/>2. The DM clicks the option to set max tabs</text:p>
            <text:p text:style-name="P1"><text:s text:c="3"/>3. The DM enters the desired max number of tabs</text:p>
            <text:p text:style-name="P1"><text:s text:c="3"/>4. The new max number of tabs is set</text:p>
            <text:p text:style-name="P6"><text:s text:c="3"/>5. <text:span text:style-name="T1">T</text:span>he system will not allow more tabs than the set max <text:s text:c="2"/></text:p>
            <text:p text:style-name="P6"><text:s text:c="6"/>to be open at one time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Global Settings Menu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51:01.827000000</dc:date>
    <meta:editing-duration>PT12M59S</meta:editing-duration>
    <meta:editing-cycles>8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41" meta:character-count="677" meta:non-whitespace-character-count="541"/>
  </office:meta>
</office:document-meta>
</file>